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Accent_20_2">
      <style:table-cell-properties fo:background-color="#b4c7dc" style:vertical-align="middle"/>
      <style:text-properties fo:color="#000000"/>
    </style:style>
    <style:style style:name="ce2" style:family="table-cell" style:parent-style-name="Accent_20_2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7" table:default-cell-style-name="ce3"/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mensiones totales del cas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mensiones del anillo</text:p>
          </table:table-cell>
          <table:covered-table-cell table:number-columns-repeated="2" table:style-name="ce2"/>
        </table:table-row>
        <table:table-row table:style-name="ro2">
          <table:table-cell table:style-name="ce1"/>
          <table:table-cell table:style-name="ce2" office:value-type="string" calcext:value-type="string">
            <text:p>Espacio interior</text:p>
            <text:p>(mm)</text:p>
          </table:table-cell>
          <table:table-cell table:style-name="ce2" office:value-type="string" calcext:value-type="string">
            <text:p>Escal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251.9" calcext:value-type="float">
            <text:p>251,90</text:p>
          </table:table-cell>
          <table:table-cell office:value-type="float" office:value="1" calcext:value-type="float">
            <text:p>1,00</text:p>
          </table:table-cell>
          <table:table-cell office:value-type="float" office:value="207.63" calcext:value-type="float">
            <text:p>207,63</text:p>
          </table:table-cell>
          <table:table-cell office:value-type="float" office:value="292.06" calcext:value-type="float">
            <text:p>292,06</text:p>
          </table:table-cell>
          <table:table-cell office:value-type="float" office:value="281" calcext:value-type="float">
            <text:p>281,00</text:p>
          </table:table-cell>
          <table:table-cell office:value-type="float" office:value="206" calcext:value-type="float">
            <text:p>206,00</text:p>
          </table:table-cell>
          <table:table-cell office:value-type="float" office:value="11.39" calcext:value-type="float">
            <text:p>11,39</text:p>
          </table:table-cell>
          <table:table-cell office:value-type="float" office:value="270.6" calcext:value-type="float">
            <text:p>270,60</text:p>
          </table:table-cell>
        </table:table-row>
        <table:table-row table:style-name="ro1">
          <table:table-cell office:value-type="string" calcext:value-type="string">
            <text:p>Papá</text:p>
          </table:table-cell>
          <table:table-cell office:value-type="float" office:value="220" calcext:value-type="float">
            <text:p>220,00</text:p>
          </table:table-cell>
          <table:table-cell table:formula="of:=[.B4]/[.B$3]" office:value-type="float" office:value="0.873362445414847" calcext:value-type="float">
            <text:p>0,87</text:p>
          </table:table-cell>
          <table:table-cell table:formula="of:=[.$C4]*[.D3]" office:value-type="float" office:value="181.336244541485" calcext:value-type="float">
            <text:p>181,34</text:p>
          </table:table-cell>
          <table:table-cell table:formula="of:=[.$C4]*[.E3]" office:value-type="float" office:value="255.07423580786" calcext:value-type="float">
            <text:p>255,07</text:p>
          </table:table-cell>
          <table:table-cell table:formula="of:=[.$C4]*[.F3]" office:value-type="float" office:value="245.414847161572" calcext:value-type="float">
            <text:p>245,41</text:p>
          </table:table-cell>
          <table:table-cell table:formula="of:=[.$C4]*[.G$3]" office:value-type="float" office:value="179.912663755459" calcext:value-type="float">
            <text:p>179,91</text:p>
          </table:table-cell>
          <table:table-cell table:formula="of:=[.$C4]*[.H$3]" office:value-type="float" office:value="9.94759825327511" calcext:value-type="float">
            <text:p>9,95</text:p>
          </table:table-cell>
          <table:table-cell table:formula="of:=[.$C4]*[.I$3]" office:value-type="float" office:value="236.331877729258" calcext:value-type="float">
            <text:p>236,33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float" office:value="210" calcext:value-type="float">
            <text:p>210,00</text:p>
          </table:table-cell>
          <table:table-cell table:formula="of:=[.B5]/[.B$3]" office:value-type="float" office:value="0.833664152441445" calcext:value-type="float">
            <text:p>0,83</text:p>
          </table:table-cell>
          <table:table-cell table:formula="of:=[.$C5]*[.D4]" office:value-type="float" office:value="151.173526612591" calcext:value-type="float">
            <text:p>151,17</text:p>
          </table:table-cell>
          <table:table-cell table:formula="of:=[.$C5]*[.E4]" office:value-type="float" office:value="212.646246604409" calcext:value-type="float">
            <text:p>212,65</text:p>
          </table:table-cell>
          <table:table-cell table:formula="of:=[.$C5]*[.F4]" office:value-type="float" office:value="204.593560555499" calcext:value-type="float">
            <text:p>204,59</text:p>
          </table:table-cell>
          <table:table-cell table:formula="of:=[.$C5]*[.G$3]" office:value-type="float" office:value="171.734815402938" calcext:value-type="float">
            <text:p>171,73</text:p>
          </table:table-cell>
          <table:table-cell table:formula="of:=[.$C5]*[.H$3]" office:value-type="float" office:value="9.49543469630806" calcext:value-type="float">
            <text:p>9,50</text:p>
          </table:table-cell>
          <table:table-cell table:formula="of:=[.$C5]*[.I$3]" office:value-type="float" office:value="225.589519650655" calcext:value-type="float">
            <text:p>225,59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90" calcext:value-type="float">
            <text:p>190,00</text:p>
          </table:table-cell>
          <table:table-cell table:formula="of:=[.B6]/[.B$3]" office:value-type="float" office:value="0.754267566494641" calcext:value-type="float">
            <text:p>0,75</text:p>
          </table:table-cell>
          <table:table-cell table:formula="of:=[.$C6]*[.D5]" office:value-type="float" office:value="114.025288036492" calcext:value-type="float">
            <text:p>114,03</text:p>
          </table:table-cell>
          <table:table-cell table:formula="of:=[.$C6]*[.E5]" office:value-type="float" office:value="160.392166950527" calcext:value-type="float">
            <text:p>160,39</text:p>
          </table:table-cell>
          <table:table-cell table:formula="of:=[.$C6]*[.F5]" office:value-type="float" office:value="154.31828704067" calcext:value-type="float">
            <text:p>154,32</text:p>
          </table:table-cell>
          <table:table-cell table:formula="of:=[.$C6]*[.G$3]" office:value-type="float" office:value="155.379118697896" calcext:value-type="float">
            <text:p>155,38</text:p>
          </table:table-cell>
          <table:table-cell table:formula="of:=[.$C6]*[.H$3]" office:value-type="float" office:value="8.59110758237396" calcext:value-type="float">
            <text:p>8,59</text:p>
          </table:table-cell>
          <table:table-cell table:formula="of:=[.$C6]*[.I$3]" office:value-type="float" office:value="204.10480349345" calcext:value-type="float">
            <text:p>204,10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1:29:48.510512877</meta:creation-date>
    <meta:generator>LibreOffice/6.4.7.2$Linux_X86_64 LibreOffice_project/40$Build-2</meta:generator>
    <dc:date>2021-09-25T12:35:16.823184926</dc:date>
    <meta:editing-duration>PT55M7S</meta:editing-duration>
    <meta:editing-cycles>5</meta:editing-cycles>
    <meta:document-statistic meta:table-count="1" meta:cell-count="46" meta:object-count="0"/>
  </office:meta>
</office:document-meta>
</file>